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U</mi>
      <mrow>
        <mo stretchy="false">(</mo>
        <mrow>
          <mi>t</mi>
          <mi>,</mi>
          <msub>
            <mi>t</mi>
            <mn>0</mn>
          </msub>
        </mrow>
        <mo stretchy="false">)</mo>
      </mrow>
      <mrow>
        <mi/>
        <mo stretchy="false">=</mo>
        <mi/>
      </mrow>
      <mi>exp</mi>
      <mi/>
      <mfenced open="[" close="]">
        <mrow>
          <mfrac>
            <mrow>
              <mo stretchy="false">−</mo>
              <mtext>i</mtext>
            </mrow>
            <mo stretchy="false">ℏ</mo>
          </mfrac>
          <msub>
            <mi>H</mi>
            <mi>N</mi>
          </msub>
          <mrow>
            <mo stretchy="false">(</mo>
            <mrow>
              <mi>t</mi>
              <mrow>
                <mi/>
                <mo stretchy="false">−</mo>
                <mi/>
              </mrow>
              <msub>
                <mi>t</mi>
                <mn>0</mn>
              </msub>
            </mrow>
            <mo stretchy="false">)</mo>
          </mrow>
        </mrow>
      </mfenced>
    </mrow>
    <annotation encoding="StarMath 5.0">U (t , t _0) ~=~ exp 
` 
left [ 
 - "i" over hbar H _N (t ~-~ t _0) 
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09:13:42.070000000</meta:creation-date>
    <meta:generator>LibreOffice/4.1.4.2$Windows_x86 LibreOffice_project/0a0440ccc0227ad9829de5f46be37cfb6edcf72</meta:generator>
  </office:meta>
</office:document-meta>
</file>